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f757" officeooo:paragraph-rsid="0016f757"/>
    </style:style>
    <style:style style:name="P2" style:family="paragraph" style:parent-style-name="Standard">
      <style:text-properties officeooo:rsid="0016f757" officeooo:paragraph-rsid="001726d3"/>
    </style:style>
    <style:style style:name="P3" style:family="paragraph" style:parent-style-name="Standard">
      <style:text-properties officeooo:rsid="001726d3" officeooo:paragraph-rsid="001726d3"/>
    </style:style>
    <style:style style:name="P4" style:family="paragraph" style:parent-style-name="Standard">
      <style:text-properties officeooo:paragraph-rsid="001764fc"/>
    </style:style>
    <style:style style:name="P5" style:family="paragraph" style:parent-style-name="Standard">
      <style:paragraph-properties fo:text-align="center" style:justify-single-word="false"/>
      <style:text-properties officeooo:rsid="001764fc" officeooo:paragraph-rsid="001764fc"/>
    </style:style>
    <style:style style:name="P6" style:family="paragraph" style:parent-style-name="Standard">
      <style:text-properties officeooo:rsid="001726d3" officeooo:paragraph-rsid="001726d3"/>
    </style:style>
    <style:style style:name="P7" style:family="paragraph" style:parent-style-name="Standard">
      <style:text-properties fo:font-style="normal" officeooo:rsid="001726d3" officeooo:paragraph-rsid="001726d3" style:font-style-asian="normal" style:font-style-complex="normal"/>
    </style:style>
    <style:style style:name="T1" style:family="text">
      <style:text-properties officeooo:rsid="001726d3"/>
    </style:style>
    <style:style style:name="T2" style:family="text">
      <style:text-properties fo:font-style="italic" officeooo:rsid="001726d3"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726d3" style:font-style-asian="normal" style:font-style-complex="normal"/>
    </style:style>
    <style:style style:name="T5" style:family="text">
      <style:text-properties officeooo:rsid="00181d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Whatever Sera</text:p>
      <text:p text:style-name="P4"/>
      <text:p text:style-name="P4"/>
      <text:p text:style-name="P4"/>
      <text:p text:style-name="P4"><text:tab/>There is a city on the planet Chorus that glows red in the day, its metal domes sprung like mushrooms after a rain, random, spread across the rolling hills. Beside it, jutting out in rigid white columns like quartz pillars was Bir-Jayaam, the incomprehensible city of the ancients. It was lifeless. The ancients had left it long ago for reasons well studied, but still unknown. </text:p>
      <text:p text:style-name="P1"><text:tab/>The domed buildings nearest the dead white tower city were white as well, as if the color, the death, of Bir-Jayaam, had infected the mushroom cap buildings that grew against it. As if a satirical mirror for its neighbor, these domes of the Chorus University were the most lively. <text:s/></text:p>
      <text:p text:style-name="P1"><text:tab/><text:span text:style-name="T1">The University hosted hundreds of visiting researchers every year with one purpose. Study Bir-Jayaam. Where were the ancients, why did they leave, how did they live?</text:span></text:p>
      <text:p text:style-name="P1"/>
      <text:p text:style-name="P1"><text:tab/><text:span text:style-name="T1">***</text:span></text:p>
      <text:p text:style-name="P1"><text:tab/></text:p>
      <text:p text:style-name="P1"><text:tab/><text:span text:style-name="T1">Both moons were full, the green to the southwest, blue to the southeast. Each just crested the mountains as the sun set on the opposite horizon. They would rise as the night went on and the green would pass in front of the blue at midnight, as it did every night. </text:span></text:p>
      <text:p text:style-name="P1"><text:tab/><text:span text:style-name="T1">When Sera was young, she had this lurking fear in the back of her mind that they would one day collide. She had watched every night and felt a thrill of apprehension just before they crossed; then let out her breath when she saw no crash. A small part of her wanted to see them strike, just to see something spectacular. </text:span></text:p>
      <text:p text:style-name="P1"><text:tab/></text:p>
      <text:p text:style-name="P1"><text:tab/>“<text:span text:style-name="T1">Where are you taking me?” Sera pulled on Kay’s arm and used it to swing herself in front of him. </text:span></text:p>
      <text:p text:style-name="P1"><text:tab/>“<text:span text:style-name="T1">Be patient,” he said, failing to suppress a self satisfied smile, “train’s almost here.” He peered up the tracks through the desert, red in the light of the setting sun. It had been a hot day so the rapidly falling temperature was welcome, especially to him, an off worlder. </text:span></text:p>
      <text:p text:style-name="P1"><text:tab/><text:span text:style-name="T1">Sera suppressed a smile too by biting her lip pretending her excitement was tinged with more frustration than it really was. “Bet my surprise is better,” she told him looking up into his eyes. She bounced her eyebrows. </text:span></text:p>
      <text:p text:style-name="P1"><text:tab/><text:span text:style-name="T1">Kay laughed aloud, “maybe.” Then he sighed and looked out toward the moons. </text:span></text:p>
      <text:p text:style-name="P1"><text:tab/><text:span text:style-name="T1">Just then, the station’s bright white floodlights came on. Sera glared at them. </text:span></text:p>
      <text:p text:style-name="P1"><text:tab/>“<text:span text:style-name="T1">Come on,” Kay started, “People need to see when getting on the train, it’s dangerous.”</text:span></text:p>
      <text:p text:style-name="P1"><text:tab/>“<text:span text:style-name="T1">The moons are plenty,” Sera muttered. Not worth putting conviction into an old argument that never really strayed into seriousness. </text:span></text:p>
      <text:p text:style-name="P1"><text:tab/><text:span text:style-name="T1">A rumbling in the distance signaled the coming of their train and stopped any potential escalation, but Kay hadn’t l</text:span><text:span text:style-name="T5">oo</text:span><text:span text:style-name="T1">ked like he cared to respond. </text:span></text:p>
      <text:p text:style-name="P1"><text:tab/><text:span text:style-name="T1">To board the train, Kay had to step through a metal archway with electric blue sensors shining all along the inside. A screen beside it displayed a three dimensional reconstruction of Kay’s heart, two valves were made of a metal rubber blend. The screen showed the model ID of his augment and the serial number, then pulled up the three credit cards he owned. He chose one, bought two tickets, and pulled Sera by the hand onto the train behind him. </text:span></text:p>
      <text:p text:style-name="P1"><text:tab/><text:span text:style-name="T1">The train clacked thorugh the barren land as the last sliver of sun passed over the horizon, a black ribbon through the twilit hills. Sera sat looking out the window at the moons. The train was empty, only the chuck of the track to accompany them. </text:span></text:p>
      <text:p text:style-name="P1"><text:tab/><text:span text:style-name="T1">Twin thrills of excitement and loss struck Sera’s fully organic heart from opposite horizons like the moons on their collision course. She would be off planet for the first time soon. Kay was a visiting </text:span><text:soft-page-break/><text:span text:style-name="T1">researcher to the University and his term had just ended. In his two years on Chorus he, like all other researchers who came to study Bir-Jayaam, found nothing groundbreaking, or even really noteworthy, except Sera. </text:span></text:p>
      <text:p text:style-name="P1"><text:tab/>“<text:span text:style-name="T1">What do you remember from the day we met?” Sera asked breaking the silence. </text:span></text:p>
      <text:p text:style-name="P1"><text:tab/>“<text:span text:style-name="T1">Hmm?” Kay’s eyes slowly returned to focus from being out beyond the window. He put his arm around her, “I remember you scared the hell out of me.”</text:span></text:p>
      <text:p text:style-name="P1"><text:tab/>“<text:span text:style-name="T1">What were you just thinking of?” Sera looked out the window he’d been looking out of as if stardust of his musings would be left there to give a hint. </text:span></text:p>
      <text:p text:style-name="P1"><text:tab/>“<text:span text:style-name="T1">Just Bir-Jayaam. I was convinced my whole life I just had to see it myself. It was so unreal in textbooks, there wer so many things that seemed to almost fit together, and now I feel like I know less than I did before I came. More convinced it’s just a bunch of carved rocks.”</text:span></text:p>
      <text:p text:style-name="P1"><text:tab/>“<text:span text:style-name="T1">Well don’t forget you have a tour tonight with a real Chorus local,” Sera said and felt another thrill of excitement shoot through her. </text:span></text:p>
      <text:p text:style-name="P1"><text:tab/>“<text:span text:style-name="T1">Right, and your surprise,” Kay grinned. His eyes flashed to her purse where she had two first class tokens for their passage back to Kay’s home planet. She had failed to be subtle paying for the upgrade. </text:span></text:p>
      <text:p text:style-name="P2"><text:tab/>“’<text:span text:style-name="T1">I scared you’,” Sera scoffed smiling, deliberately changing the subject, “You make it sound like I jumped out at you. You were frightened by my existence.”</text:span></text:p>
      <text:p text:style-name="P3"><text:tab/>Kay’s laugh was deadened by the sounds of the rattling traincar robbing it of its rich undertones Sera loved so much. <text:tab/></text:p>
      <text:p text:style-name="P2"><text:span text:style-name="T1"><text:tab/>“It’s not written anywhere that people leave technoology offerings to whatever spirits they think are lurking out in Bir-Jayaan, and they</text:span><text:span text:style-name="T2"> definitely</text:span><text:span text:style-name="T4"> don’t say there is a woman lurking around stealing anything left of value to sell or build herself a spaceship with.”</text:span></text:p>
      <text:p text:style-name="P2"><text:span text:style-name="T4"><text:tab/>Sera’s eyes twinkled, the left with the forest green of the west moon, the right with the sapphire of the east. </text:span><text:span text:style-name="T2"><text:s/></text:span></text:p>
      <text:p text:style-name="P2"><text:span text:style-name="T2"><text:tab/>“</text:span><text:span text:style-name="T4">That’s the mystery of the Bir-Jayaan.”</text:span></text:p>
      <text:p text:style-name="P7"/>
      <text:p text:style-name="P7">***</text:p>
      <text:p text:style-name="P7"/>
      <text:p text:style-name="P7"><text:tab/>“A spacecraft show?” Sera was genuinely surprised. She’d expected her to be the real surprise of the evening. </text:p>
      <text:p text:style-name="P7"><text:tab/>“Yeah I figured you could really talk about your build to people who will understand what you’re saying.”</text:p>
      <text:p text:style-name="P7"><text:tab/>She knew it would be hard for Kay to see, everything being so alien to him on Chorus, but they were quite out of place there. Sera by quite a bit. Sure she had been trying to build a ship from scraps she didn’t sell from Bir-Jayaan for most of her life, but real hobbyists were the types who could afford real ship parts. From the immediate impression based purely on looks, she was the only one there who would be both handy enough and desperate enough to use a wrecked cruise racer spoiler as a launch fin. </text:p>
      <text:p text:style-name="P7"><text:tab/>“You don’t like it?” Kay glanced around looking as unsure as she felt.</text:p>
      <text:p text:style-name="P7"><text:tab/>“No, of course I do!” It was mostly true, though her eyes lingered on a man wearing a Comet Co. work jacket, manufacturers of luxury single family ships. “Let’s just – is that a Gagarin?” She grabbed Kay by the hand and pulled him to a brilliant red ship the size and shape of a train car, a little cockpit bubbled off the top. </text:p>
      <text:p text:style-name="P7"><text:tab/>Its fat owner was sat beside it on a stool tinkering with a sphere puzzle. He looked up when he heard their approach. </text:p>
      <text:p text:style-name="P7"><text:tab/>“Yes, a Gagarin. Just the body though, she was so rusted when I got her I had to scoop out her guts like a pumpkin.” His grin was greedy through five o’clock shadow and his hands never stopped working his puzzle. “What have you got?”</text:p>
      <text:p text:style-name="P3"><text:soft-page-break/><text:span text:style-name="T3"><text:tab/>Sera didn’t take her eyes off the ship, “I’m building all from scrap.” The man scoffed, Sera ignored it, “How does she handle?” </text:span></text:p>
      <text:p text:style-name="P7"><text:tab/>“Well, as its reputation suggests. Stylish but steers like a cow.” He made a sound of delight as his puzzle popped open. Inside was an array of gears that he readjusted before closing it back up and starting again, clearly uninterested in conversation. </text:p>
      <text:p text:style-name="P7"><text:tab/>Sera didn’t care. She grabbed Kay by the arm and plunged him deeper into the show. </text:p>
      <text:p text:style-name="P7"><text:tab/>They walked down the rows on the gritty desert dirt admiring ships of every color, all polished to a mirror sheen, all in varying styles some going back a couple centuries like the Gagarin. None, Sera noticed as she pulled Kay’s arm around herself against the night’s growing chill, were nearly as pieced together as hers. All from coherent parts manufactured specifically for ships. There weren’t as many patrons as Sera thought the often stunning ships deserved, but there were never crowds on Chorus. </text:p>
      <text:p text:style-name="P7"><text:tab/>The moons rose higher and grew brighter, painting the show in their complementary light, reflecting off hulls distorting true paint colors. Sera watched them start to creep toward each other and calculated when they would have to leave. She wanted him deep in Bir-Jayaan when the green crossed in front of the blue. </text:p>
      <text:p text:style-name="P7"/>
      <text:p text:style-name="P7"><text:tab/>They had begun to make their way toward the exit when Sera spotted a ship that looked a beautiful mess. Its outer panels were in all different shades of green with visible but neat welds. It had two mismatched sets of landing gear, one in the front under the cockpit and one in the bulging back by the thrusters. A short thin man in overalls was up on a ladder when they approached wiping an exhaust vent with a rag. When he spotted them he made his way down the ladder carefully, stuck the rag in his overalls pocket, and mopped his sweaty thin hair back with his hand. </text:p>
      <text:p text:style-name="P7"><text:tab/>“Evenin’!” he called.</text:p>
      <text:p text:style-name="P7"><text:tab/>“Now, she’s gorgeous,” Sera returned in way of greeting.</text:p>
      <text:p text:style-name="P7"><text:tab/>That put a smile on the man’s face, “Function over form has always been my policy but glad you can appreciate the form for what it is.”</text:p>
      <text:p text:style-name="P7"><text:tab/>“’Function over form’” Kay repeated, “That might make you the only one here who actually uses their build.” He had taken some distaste toward most of the exhibitors when he learned they built mostly for show and the occasional joyride. </text:p>
      <text:p text:style-name="P7"><text:tab/>The man nodded and hooked his thumbs into his overalls. “We Chorus locals have no choice. Can’t travel without registering an Augment as ID and I’m not about to get my pinkie chopped off so that the transportation Union can track my every move.”</text:p>
      <text:p text:style-name="P7"><text:tab/>“And whoever they sell their data to,” Sera chipped in, voice bitter. <text:tab/></text:p>
      <text:p text:style-name="P7"><text:tab/>He unhooked a thumb to point at her as if to say ‘you get it’, then said, “Now there’s a Chorus accent, now I hear you again. You travel off planet any?”</text:p>
      <text:p text:style-name="P7"><text:tab/>Sera knew he was fishing for whether she’d given in and gotten an augment. It was something becoming more common among natives of the planet despite it having a reputation as the last holdout in the Union to not have Augments be the cultural norm. “Will for the first time tomorrow, since I have someone to scan us through.” She hooked her arm around Kay’s.</text:p>
      <text:p text:style-name="P7"><text:tab/>“A plus one ticket, not cheap,” the man said.</text:p>
      <text:p text:style-name="P7"><text:tab/>“I’ve been building my own up until now though.” Sera nodded at his ship. A pang of loss hit her then for the project she would be abandoning. </text:p>
      <text:p text:style-name="P7"><text:tab/>It must have shown on her face, “We all sing together,” the man in the overalls said, his smile sympathetic. It was a local expression to show a feeling of kinship. Sera touched her brow to him. </text:p>
      <text:p text:style-name="P7"><text:tab/>He looked to the moons, “And now away into a dream,” he sung softly, then returned to his speaking voice, “Moons’ll soon cross and its your last night, at least for a while.” </text:p>
      <text:p text:style-name="P7"><text:tab/>“We were just heading out,” Sera matched his melancholy smile and looked to the moons reflected in his eyes, the blue and the green. “We all sing together.”<text:line-break/><text:tab/>He touched his brow to her and pulling on Kay’s arm, Sera departed. </text:p>
      <text:p text:style-name="P3"><text:soft-page-break/><text:span text:style-name="T3"><text:tab/></text:span></text:p>
      <text:p text:style-name="P7"><text:tab/>***</text:p>
      <text:p text:style-name="P7"><text:tab/></text:p>
      <text:p text:style-name="P7"><text:tab/>Kay had always said he could feel the difference when he crossed from the University buildings into Bir-Jayaan even if he wasn’t looking. Even if he were blindfolded he would know when he crossed from the white domes to the white towers. Sera agreed but there was a difference when they described how exactly it felt different. </text:p>
      <text:p text:style-name="P7"><text:tab/>Sera felt her heart flutter doubly this time, as they crossed under the ever rising moons. The tall quartz towers were eerie and breathtaking in equal measure, the white taking and reflecting the blue and green. ‘The clearest sign of intentional intelligent design, picking white to reflect the moons so well’ Kay said of that effect when he first arrived. Sera would point to the intricate geometric patterns carved in the architecture as harder proof. Kay had disputed this, but tonight the truth of her words was proven in how the carvings took the light, held some, refracted some, and cast some on the ground to bottle the desert in patterns.</text:p>
      <text:p text:style-name="P7"><text:tab/>“One thing I won’t miss,” Kay said as they walked between towers, “is this dead landscape. It’s as dead as Bir-Jayaan is as a city.” </text:p>
      <text:p text:style-name="P7"><text:tab/>The wind carried dust through the low bushes that dotted the paths between towers causing them to creak and rattle like bones. Even in the light of the moons they maintained their grey-brown color. </text:p>
      <text:p text:style-name="P7"><text:tab/>Sera shook her head but didn’t respond as they trudged through the dirt and bramble toward the moons. </text:p>
      <text:p text:style-name="P7"><text:tab/>“What was it that the guy sang? You looked like it was familiar to you.”</text:p>
      <text:p text:style-name="P7"><text:tab/>“I haven’t sung it for you?” Two years was a long time to share, she felt like he knew her whole life story by now. He shook his head, so she told him, “It’s an old lullaby. My grandma used to sing it for me before bed.”</text:p>
      <text:p text:style-name="P7"><text:tab/>She stepped carefully over some brown thistle, touched her brow to the moons for her grandmother, then began, trying to keep her voice as close to how she remembered her grandmother’s by her childhood bedside, half sung half in a read aloud tone.</text:p>
      <text:p text:style-name="P7"><text:tab/><text:tab/>“Under the stars and moons at night,</text:p>
      <text:p text:style-name="P7"><text:tab/><text:tab/>Away I’ll tuck you safe and tight.</text:p>
      <text:p text:style-name="P7"><text:tab/><text:tab/>A forehead kiss, a story read,</text:p>
      <text:p text:style-name="P7"><text:tab/><text:tab/>until you sink into your bed.</text:p>
      <text:p text:style-name="P7"><text:tab/><text:tab/>Starlight silver fine and thin,</text:p>
      <text:p text:style-name="P7"><text:tab/><text:tab/>none but night shine is let in.</text:p>
      <text:p text:style-name="P7"><text:tab/><text:tab/>Shadows clouds and stains and dust,</text:p>
      <text:p text:style-name="P7"><text:tab/><text:tab/>worries we’ll leave in the past.</text:p>
      <text:p text:style-name="P7"><text:tab/><text:tab/>Never nights are spent alone,</text:p>
      <text:p text:style-name="P7"><text:tab/><text:tab/>when you dwell here inside my home.</text:p>
      <text:p text:style-name="P7"><text:tab/><text:tab/>Awake in morning fresh and clean,</text:p>
      <text:p text:style-name="P7"><text:tab/><text:tab/>and now away into a dream.</text:p>
      <text:p text:style-name="P7"><text:tab/><text:tab/>And now away into a dream.”</text:p>
      <text:p text:style-name="P7"/>
      <text:p text:style-name="P7"><text:tab/>“That’s pretty,” Kay said. Then, “We should stop and watch the moons cross one last time, it might be the thing I miss the most with only the one moon back on Daydoris.”</text:p>
      <text:p text:style-name="P7"><text:tab/>“We’re almost there,” Sera replied. She picked up her pace slightly and put her head down against the grainy wind. Kay grumbled a bit but followed all the same. </text:p>
      <text:p text:style-name="P7"><text:tab/>Sera, remembering her grandmother, thought back to the dreams she’d have when she stayed over at her house. Always about flying away in the ship she built herself. She felt the bite of regret mingled with the bite of the wind. </text:p>
      <text:p text:style-name="P3"><text:soft-page-break/><text:span text:style-name="T3"><text:tab/>“You know,” Kay said after a few minutes. He was looking almost straight up, Those two red stars are visible from home too. They’re part of a constellation when seen from there.”</text:span></text:p>
      <text:p text:style-name="P7"><text:tab/>Sera made an interested noise inviting him to continue.</text:p>
      <text:p text:style-name="P7"><text:tab/>“The eyes of the future. They are always directly over the west horizon. You’re supposed to be able to determine whatever the result of your endeavor for the day will be based on what constellation is under it that day. It’s funny, before I left The Mice were below it. I hadn’t thought of that since the flight over here.”</text:p>
      <text:p text:style-name="P7"><text:tab/>“The mice?”</text:p>
      <text:p text:style-name="P7"><text:tab/>“It’s two white mice that lived on an old farm. One lived in the barn, the other in the hay field. They first met when the farmer had a party. There’s a million versions of the story, but in all of them the one from the hay field kept going back to the party tree for years after the party hoping to see the one from the barn again. When they didn’t they decided to go directly to the barn, after building up their courage. In most versions it lives in the barn and they have babies and the story is about adjusting to barn life, dogs, cats, that sort of thing, and it’s trying to teach the babies how to survive despite not actually understanding how to live in a barn. It’s usually a comedy.”</text:p>
      <text:p text:style-name="P7"><text:tab/>“So you’re saying if we leave tomorrow I’ll be comically inept in the high tech world of... your barn?”</text:p>
      <text:p text:style-name="P7"><text:tab/>“I’m,” Kay looked a little embarrassed, “No. Usually at the end they’re happy just to be together. I mean, it’s just a startale.”</text:p>
      <text:p text:style-name="P7"><text:tab/>Sera laughed warmly, “I’m just teasing, Kay. Anyway, those stars mean something else here. Here they’re simpler. Twin red suns of a mythical sister planet to Chorus, but it just means that if one of the moons passes in front of them it’s bad luck.”</text:p>
      <text:p text:style-name="P7"><text:tab/>Kay looked up at the sky quickly.</text:p>
      <text:p text:style-name="P7"><text:tab/>“Don’t worry, they haven’t tonight.”</text:p>
      <text:p text:style-name="P7"><text:tab/>Between two of the ivory colored towers, in a narrow corner covered in dry vines was a white archway. The only curved line for miles. Sera ducked through it and Kay followed. </text:p>
      <text:p text:style-name="P7"><text:tab/>The archway led them to a small courtyard entirely, but for the entrance they’d just passed through, surrounded by low towers. There were vines and brambles everywhere – lines of brown creeping along the carved geometric patterns and covering the ground. In the center of the courtyard was a large white quartz table with steep steps leading up to it. The top of the table was just above Kay’s head.</text:p>
      <text:p text:style-name="P7"><text:tab/>Sera felt Kay stop beside her, his last steps echoing with the absence of the wind and the bushes’ bone rattle. </text:p>
      <text:p text:style-name="P7"><text:tab/>Reaching back, Sera took Kay’s hand and pulled him to the stairs. He resisted at first, then relented. They climbed the steps together, Sera before Kay, while she looked up at the moons. The green had begun to eclipse the blue. Above, the twin red suns glowed, watching. </text:p>
      <text:p text:style-name="P7"><text:tab/>Kay hesitated on the top step, “Where…” he began, but Sera shushed him softly.</text:p>
      <text:p text:style-name="P7"><text:tab/>“I love you Kay, come lie down.” She lay on the strangely warm stone and looked at the converging moons. Slowly Kay followed. His hand felt clammy in Sera’s. Together in silence they watched the green moon cover the blue, and as the eclipse reached totality, at the very moment the two moons became one, she heard Kay gasp, but only just, as it hit her too. </text:p>
      <text:p text:style-name="P7"><text:tab/>She felt all the fear and anxiety Kay felt since entering the courtyard pour through his hand and into hers. She pushed back her love and trust for him, the feeling of home she felt in him mirrored with that feeling in Chorus. Those feelings were a silver light, breathed in by her from the night air and pumped from her lungs into her blood, then to her fingertips and passed to Kay. She saw this process as if from above and as if her skin was clear. She felt and watched until a million silver fibers were pushing through to Kay and he was bathed in silver.</text:p>
      <text:p text:style-name="P3"><text:span text:style-name="T3"><text:tab/>Then she blossomed. Like a firework of rays of silver light she reached the plants around. They weren’t dead or dying, they had stores of water in fat hidden roots. The plants too radiated a love, </text:span><text:soft-page-break/><text:span text:style-name="T3">home, and a particular competence. Further Sera’s light reached, hitting black moths, invisible in the night. Bud to bud on bushes and vines they flitted, pollinating and bringing life, gardening filled with a sense of pride and optimism for further growth. She reached outside of the courtyard and felt burrowing rodents with oversized ears listening to the wind and hearing music. Brown birds nested in the brambles, safe, sitting on eggs and dozing off into dream.</text:span></text:p>
      <text:p text:style-name="P7"><text:tab/></text:p>
      <text:p text:style-name="P7"><text:tab/>***</text:p>
      <text:p text:style-name="P7"><text:tab/><text:tab/></text:p>
      <text:p text:style-name="P7"><text:tab/>“Finish those eggs, we still need to stop at your place for our bags before we head to the spaceport.” Sera was slow moving in the morning, no better this morning for the warm haze she found herself in from the night before. </text:p>
      <text:p text:style-name="P7"><text:tab/>Kay had been in a haze as well, but by the time he’d prepared them for their final day on Chorus his sense of urgency had returned. </text:p>
      <text:p text:style-name="P7"><text:tab/>“Tell me about last night,” Sera prompted him, then took a bite of egg. “What did it feel like for you?”</text:p>
      <text:p text:style-name="P7"><text:tab/>Kay took a deep breath, half a sigh, trying to pivot his mind from his anxieties. “I felt very in love with you,” he began as he started to pack their breakfast picnic away. They were eating in a University courtyard and it was quite different being surrounded by the squat domes. “I could feel your love for me pouring into me.” He paused with his hand in his bag, “right into my heart,” he said quieter though nobody was around to hear but Sera.</text:p>
      <text:p text:style-name="P7"><text:tab/>Sera swallowed an egg, “I felt your love too, and mine, what next?” She was giddy to hear his whole journey. </text:p>
      <text:p text:style-name="P7"><text:tab/>“Next?” Kay looked lost, “That was what I felt. Our love pouring into my heart.”</text:p>
      <text:p text:style-name="P7"><text:tab/>Sera’s stomach sunk. His heart. His artificial heart. </text:p>
      <text:p text:style-name="P7"><text:tab/>“You didn’t feel the desert?”</text:p>
      <text:p text:style-name="P7"><text:tab/>“I…” Kay continued packing, then stood, “The desert? I was warm, but I don’t think that was from the weather,” he smiled at her expectantly. Sera did not smile, and Kay’s smile faltered, “Hey, we can talk about this on the trip okay? It was incredible last night and your surprise definitely beat mine.”</text:p>
      <text:p text:style-name="P7"><text:tab/></text:p>
      <text:p text:style-name="P7"><text:tab/>***</text:p>
      <text:p text:style-name="P7"><text:tab/><text:tab/></text:p>
      <text:p text:style-name="P7"><text:tab/>Sera sat by the fireside outside her red dome house. The silhouette of her half built ship loomed on the far side of the firepit, postcards from departed traveling researchers papered the hull. A glass of whisky was in one hand, and with the other she touched her brow to the ship she watched streak up past the moons, and away into a drea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3T01:48:20.916000000</meta:creation-date>
    <dc:date>2024-09-15T01:33:30.348000000</dc:date>
    <meta:editing-duration>PT1H36M32S</meta:editing-duration>
    <meta:editing-cycles>4</meta:editing-cycles>
    <meta:generator>LibreOffice/7.5.5.2$Windows_X86_64 LibreOffice_project/ca8fe7424262805f223b9a2334bc7181abbcbf5e</meta:generator>
    <meta:document-statistic meta:table-count="0" meta:image-count="0" meta:object-count="0" meta:page-count="7" meta:paragraph-count="119" meta:word-count="3625" meta:character-count="20040" meta:non-whitespace-character-count="16337"/>
  </office:meta>
</office:document-meta>
</file>